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size="13pt" style:font-size-asian="13pt" style:font-size-complex="13pt"/>
    </style:style>
    <style:style style:name="ce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 style:data-style-name="N121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121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21"/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rojector calculations</text:p>
          </table:table-cell>
          <table:table-cell table:number-columns-repeated="2"/>
          <table:table-cell office:value-type="string" calcext:value-type="string">
            <text:p>CM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5" table:number-rows-spanned="1">
            <text:p>Måleresultater</text:p>
          </table:table-cell>
          <table:covered-table-cell table:number-columns-repeated="3" table:style-name="ce7"/>
          <table:covered-table-cell table:style-name="ce10"/>
          <table:table-cell table:number-columns-repeated="2"/>
        </table:table-row>
        <table:table-row table:style-name="ro2">
          <table:table-cell table:style-name="ce3"/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style-name="ce4" office:value-type="string" calcext:value-type="string">
            <text:p>Distanc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triber</text:p>
          </table:table-cell>
          <table:table-cell table:style-name="ce11" office:value-type="string" calcext:value-type="string">
            <text:p>dist</text:p>
          </table:table-cell>
          <table:table-cell office:value-type="string" calcext:value-type="string">
            <text:p>dia/dist</text:p>
          </table:table-cell>
          <table:table-cell office:value-type="string" calcext:value-type="string">
            <text:p>fiield of view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style-name="ce4" office:value-type="float" office:value="30" calcext:value-type="float">
            <text:p>30.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9.2" calcext:value-type="float">
            <text:p>9.2</text:p>
          </table:table-cell>
          <table:table-cell table:formula="of:=[.B7]/2/[.A7]" office:value-type="float" office:value="0.241666666666667" calcext:value-type="float">
            <text:p>0.241666666666667</text:p>
          </table:table-cell>
          <table:table-cell table:formula="of:=ATAN([.F7])/PI()*180*2" office:value-type="float" office:value="27.1719824157778" calcext:value-type="float">
            <text:p>27.1719824157778</text:p>
          </table:table-cell>
        </table:table-row>
        <table:table-row table:style-name="ro3" table:number-rows-repeated="3">
          <table:table-cell table:style-name="ce4"/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style-name="ce5"/>
          <table:table-cell table:style-name="ce8" table:number-columns-repeated="3"/>
          <table:table-cell table:style-name="ce12"/>
          <table:table-cell/>
          <table:table-cell table:formula="of:=AVERAGE([.G7:.G9])" office:value-type="float" office:value="27.1719824157778" calcext:value-type="float">
            <text:p>27.1719824157778</text:p>
          </table:table-cell>
        </table:table-row>
        <table:table-row table:style-name="ro3">
          <table:table-cell office:value-type="string" calcext:value-type="string">
            <text:p>striber</text:p>
          </table:table-cell>
          <table:table-cell/>
          <table:table-cell table:style-name="ce9"/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formula="of:=([.B9]*[.A7]-[.B7]*[.A9])/([.B7]-[.B9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d</text:p>
          </table:table-cell>
          <table:table-cell office:value-type="string" calcext:value-type="string">
            <text:p>grad/strib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rader pr stribe</text:p>
          </table:table-cell>
          <table:table-cell/>
          <table:table-cell table:formula="of:=[.E7]/[.D7]/[.A7]" office:value-type="float" office:value="0.0383333333333333" calcext:value-type="float">
            <text:p>0.0383333333333333</text:p>
          </table:table-cell>
          <table:table-cell table:formula="of:=ATAN([.D16])" office:value-type="float" office:value="0.0383145736357899" calcext:value-type="float">
            <text:p>0.0383145736357899</text:p>
          </table:table-cell>
          <table:table-cell table:formula="of:=[.E16]/PI()*180" office:value-type="float" office:value="2.19526336317397" calcext:value-type="float">
            <text:p>2.19526336317397</text:p>
          </table:table-cell>
          <table:table-cell/>
        </table:table-row>
        <table:table-row table:style-name="ro3" table:number-rows-repeated="104855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4:55:46.224069317</meta:creation-date>
    <dc:date>2022-08-30T10:59:44.049160000</dc:date>
    <meta:editing-duration>PT12M8S</meta:editing-duration>
    <meta:editing-cycles>3</meta:editing-cycles>
    <meta:generator>LibreOffice/7.3.5.2$Linux_X86_64 LibreOffice_project/30$Build-2</meta:generator>
    <meta:document-statistic meta:table-count="1" meta:cell-count="25" meta:object-count="0"/>
  </office:meta>
</office:document-meta>
</file>